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solid" draw:fill-color="#729fcf" draw:textarea-horizontal-align="justify" draw:textarea-vertical-align="middle" draw:auto-grow-height="false" fo:min-height="0.198cm" fo:min-width="0.448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svg:stroke-width="0.053cm" svg:stroke-color="#000000" draw:marker-start-width="0.279cm" draw:marker-end-width="0.279cm" draw:textarea-horizontal-align="justify" draw:textarea-vertical-align="middle" draw:auto-grow-height="false" fo:min-height="13.842cm" fo:min-width="13.592cm" fo:padding-top="0.151cm" fo:padding-bottom="0.151cm" fo:padding-left="0.276cm" fo:padding-right="0.276cm"/>
      <style:paragraph-properties style:writing-mode="lr-tb"/>
    </style:style>
    <style:style style:name="gr3" style:family="graphic" style:parent-style-name="objectwithoutfill">
      <style:graphic-properties draw:fill="none" draw:textarea-vertical-align="middl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054cm" fo:min-width="0cm"/>
    </style:style>
    <style:style style:name="gr5" style:family="graphic" style:parent-style-name="standard">
      <style:graphic-properties svg:stroke-width="0.053cm" svg:stroke-color="#000000" draw:marker-start-width="0.279cm" draw:marker-end-width="0.279cm" draw:textarea-horizontal-align="justify" draw:textarea-vertical-align="middle" draw:auto-grow-height="false" fo:min-height="6.77cm" fo:min-width="6.52cm" fo:padding-top="0.151cm" fo:padding-bottom="0.151cm" fo:padding-left="0.276cm" fo:padding-right="0.276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7.25cm" fo:min-width="9.44cm"/>
      <style:paragraph-properties style:writing-mode="lr-tb"/>
    </style:style>
    <style:style style:name="gr7" style:family="graphic" style:parent-style-name="standard">
      <style:graphic-properties svg:stroke-width="0.053cm" svg:stroke-color="#000000" draw:marker-start-width="0.279cm" draw:marker-end-width="0.279cm" draw:textarea-horizontal-align="justify" draw:textarea-vertical-align="middle" draw:auto-grow-height="false" fo:min-height="20.912cm" fo:min-width="20.662cm" fo:padding-top="0.151cm" fo:padding-bottom="0.151cm" fo:padding-left="0.276cm" fo:padding-right="0.276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4.75cm" fo:min-width="25.83cm"/>
      <style:paragraph-properties style:writing-mode="lr-tb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29.75cm" fo:min-width="29.5cm"/>
      <style:paragraph-properties style:writing-mode="lr-tb"/>
    </style:style>
    <style:style style:name="P1" style:family="paragraph">
      <loext:graphic-properties draw:fill="solid" draw:fill-color="#729fcf"/>
      <style:paragraph-properties fo:text-align="center" style:writing-mode="lr-tb"/>
    </style:style>
    <style:style style:name="P2" style:family="paragraph">
      <style:paragraph-properties fo:text-align="center" style:writing-mode="lr-tb"/>
      <style:text-properties fo:font-size="48pt" style:font-size-asian="48pt" style:font-size-complex="48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  <style:text-properties fo:font-size="48pt" style:font-size-asian="48pt" style:font-size-complex="48pt"/>
    </style:style>
    <style:style style:name="P5" style:family="paragraph">
      <style:paragraph-properties fo:text-align="center" style:writing-mode="lr-tb"/>
      <style:text-properties fo:font-size="44pt"/>
    </style:style>
    <style:style style:name="P6" style:family="paragraph">
      <loext:graphic-properties draw:fill="none"/>
      <style:paragraph-properties fo:text-align="center" style:writing-mode="lr-tb"/>
      <style:text-properties fo:font-size="44pt" style:font-size-asian="44pt" style:font-size-complex="44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44pt"/>
    </style:style>
    <style:style style:name="T3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cm" svg:height="0.5cm" svg:x="202.8cm" svg:y="100.8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0cm" svg:height="20cm" svg:x="102cm" svg:y="53cm">
          <text:p text:style-name="P2"><text:span text:style-name="T1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84.8cm" svg:y1="100cm" svg:x2="204.8cm" svg:y2="100.001cm">
          <text:p text:style-name="P3"><text:span text:style-name="T1">27</text:span></text:p>
        </draw:line>
        <draw:line draw:style-name="gr3" draw:text-style-name="P4" draw:layer="layout" svg:x1="115.5cm" svg:y1="50.8cm" svg:x2="124.701cm" svg:y2="58.52cm">
          <text:p text:style-name="P3"><text:span text:style-name="T1">16</text:span></text:p>
        </draw:line>
        <draw:line draw:style-name="gr3" draw:text-style-name="P4" draw:layer="layout" svg:x1="148.349cm" svg:y1="0cm" svg:x2="96.436cm" svg:y2="50.545cm">
          <text:p text:style-name="P3"><text:span text:style-name="T1">8</text:span></text:p>
        </draw:line>
        <draw:line draw:style-name="gr3" draw:text-style-name="P4" draw:layer="layout" svg:x1="184.8cm" svg:y1="70cm" svg:x2="184.8cm" svg:y2="100.001cm">
          <text:p text:style-name="P3"><text:span text:style-name="T1">25</text:span></text:p>
        </draw:line>
        <draw:line draw:style-name="gr3" draw:text-style-name="P4" draw:layer="layout" svg:x1="184.8cm" svg:y1="70cm" svg:x2="204.8cm" svg:y2="70cm">
          <text:p text:style-name="P3"><text:span text:style-name="T1">26</text:span></text:p>
        </draw:line>
        <draw:line draw:style-name="gr3" draw:text-style-name="P4" draw:layer="layout" svg:x1="125.261cm" svg:y1="61.251cm" svg:x2="115cm" svg:y2="89.442cm">
          <text:p text:style-name="P3"><text:span text:style-name="T1">15</text:span></text:p>
        </draw:line>
        <draw:line draw:style-name="gr3" draw:text-style-name="P4" draw:layer="layout" svg:x1="174.8cm" svg:y1="68cm" svg:x2="204.801cm" svg:y2="68cm">
          <text:p text:style-name="P3"><text:span text:style-name="T1">24</text:span></text:p>
        </draw:line>
        <draw:line draw:style-name="gr3" draw:text-style-name="P4" draw:layer="layout" svg:x1="175.204cm" svg:y1="68.073cm" svg:x2="150.668cm" svg:y2="43.537cm">
          <text:p text:style-name="P3"><text:span text:style-name="T1">20</text:span></text:p>
        </draw:line>
        <draw:line draw:style-name="gr3" draw:text-style-name="P4" draw:layer="layout" svg:x1="173.019cm" svg:y1="68.019cm" svg:x2="151.24cm" svg:y2="46.24cm">
          <text:p text:style-name="P3"><text:span text:style-name="T1">21</text:span></text:p>
        </draw:line>
        <draw:line draw:style-name="gr3" draw:text-style-name="P4" draw:layer="layout" svg:x1="150.681cm" svg:y1="43.532cm" svg:x2="124.7cm" svg:y2="58.532cm">
          <text:p text:style-name="P3"><text:span text:style-name="T1">17</text:span></text:p>
        </draw:line>
        <draw:line draw:style-name="gr3" draw:text-style-name="P4" draw:layer="layout" svg:x1="151.241cm" svg:y1="46.258cm" svg:x2="125.26cm" svg:y2="61.258cm">
          <text:p text:style-name="P3"><text:span text:style-name="T1">18</text:span></text:p>
          <text:p text:style-name="P3"><text:span text:style-name="T1"/></text:p>
        </draw:line>
        <draw:line draw:style-name="gr3" draw:text-style-name="P4" draw:layer="layout" svg:x1="142.579cm" svg:y1="68cm" svg:x2="172.98cm" svg:y2="68cm">
          <text:p text:style-name="P3"><text:span text:style-name="T1">23</text:span></text:p>
        </draw:line>
        <draw:line draw:style-name="gr3" draw:text-style-name="P4" draw:layer="layout" svg:x1="142.577cm" svg:y1="67.948cm" svg:x2="152.985cm" svg:y2="100.008cm">
          <text:p text:style-name="P3"><text:span text:style-name="T1">19</text:span></text:p>
        </draw:line>
        <draw:line draw:style-name="gr3" draw:text-style-name="P4" draw:layer="layout" svg:x1="114.257cm" svg:y1="48.947cm" svg:x2="99.7cm" svg:y2="55.735cm">
          <text:p text:style-name="P3"><text:span text:style-name="T1">10</text:span></text:p>
        </draw:line>
        <draw:line draw:style-name="gr3" draw:text-style-name="P4" draw:layer="layout" svg:x1="100.631cm" svg:y1="69.714cm" svg:x2="99.648cm" svg:y2="55.676cm">
          <text:p text:style-name="P3"><text:span text:style-name="T1">9</text:span></text:p>
        </draw:line>
        <draw:custom-shape draw:style-name="gr4" draw:text-style-name="P3" draw:layer="layout" svg:width="0.5cm" svg:height="0.43cm" svg:x="20cm" svg:y="2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0cm" svg:height="10cm" svg:x="106.801cm" svg:y="74.201cm">
          <text:p text:style-name="P2"><text:span text:style-name="T1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9.94cm" svg:height="7.5cm" draw:transform="skewX (0.00802851455917384) rotate (2.61799387799149) translate (108.608cm 94.435cm)">
          <text:p text:style-name="P2"><text:span text:style-name="T1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107.511cm" svg:y1="102.381cm" svg:x2="115.011cm" svg:y2="89.39cm">
          <text:p text:style-name="P3"><text:span text:style-name="T1">13</text:span></text:p>
        </draw:line>
        <draw:line draw:style-name="gr3" draw:text-style-name="P4" draw:layer="layout" svg:x1="96.517cm" svg:y1="50.411cm" svg:x2="96.517cm" svg:y2="80.412cm">
          <text:p text:style-name="P3"><text:span text:style-name="T1">7</text:span></text:p>
        </draw:line>
        <draw:line draw:style-name="gr3" draw:text-style-name="P4" draw:layer="layout" svg:x1="89cm" svg:y1="73cm" svg:x2="104cm" svg:y2="98.981cm">
          <text:p text:style-name="P3"><text:span text:style-name="T1">6</text:span></text:p>
        </draw:line>
        <draw:line draw:style-name="gr3" draw:text-style-name="P4" draw:layer="layout" svg:x1="59cm" svg:y1="35cm" svg:x2="74cm" svg:y2="60.981cm">
          <text:p text:style-name="P3"><text:span text:style-name="T1">4</text:span></text:p>
        </draw:line>
        <draw:line draw:style-name="gr3" draw:text-style-name="P4" draw:layer="layout" svg:x1="71.5cm" svg:y1="83.455cm" svg:x2="86.5cm" svg:y2="57.474cm">
          <text:p text:style-name="P3"><text:span text:style-name="T1">5</text:span></text:p>
        </draw:line>
        <draw:custom-shape draw:style-name="gr7" draw:text-style-name="P2" draw:layer="layout" svg:width="30cm" svg:height="30cm" svg:x="26.001cm" svg:y="7.001cm">
          <text:p text:style-name="P2"><text:span text:style-name="T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26.33cm" svg:height="15cm" draw:transform="skewX (7.54505733385205E-017) rotate (-2.0943951023932) translate (59.394cm 58.68cm)">
          <text:p text:style-name="P5"><text:span text:style-name="T2">2</text:span></text:p>
          <draw:enhanced-geometry svg:viewBox="0 0 21600 21600" draw:type="rectangle" draw:enhanced-path="M 0 0 L 21600 0 21600 21600 0 21600 0 0 Z N"/>
        </draw:custom-shape>
        <draw:line draw:style-name="gr3" draw:text-style-name="P6" draw:layer="layout" svg:x1="86.138cm" svg:y1="7.555cm" svg:x2="55.496cm" svg:y2="33.267cm">
          <text:p text:style-name="P3"><text:span text:style-name="T3">3</text:span></text:p>
        </draw:line>
        <draw:line draw:style-name="gr9" draw:text-style-name="P7" draw:layer="layout" svg:x1="166.247cm" svg:y1="6.468cm" svg:x2="159.197cm" svg:y2="26.09cm">
          <text:p/>
        </draw:line>
        <draw:custom-shape draw:style-name="gr10" draw:text-style-name="P2" draw:layer="layout" svg:width="30cm" svg:height="30cm" svg:x="153cm" svg:y="70cm">
          <text:p text:style-name="P2"><text:span text:style-name="T1">22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4.8cm" fo:page-height="102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Aurel Wisse</meta:initial-creator>
    <meta:creation-date>2024-10-21T11:30:12.114643546</meta:creation-date>
    <dc:date>2024-10-23T11:14:41.877915312</dc:date>
    <dc:creator>Aurel Wisse</dc:creator>
    <meta:editing-duration>PT32M48S</meta:editing-duration>
    <meta:editing-cycles>8</meta:editing-cycles>
    <meta:generator>LibreOffice/7.3.7.2$Linux_X86_64 LibreOffice_project/30$Build-2</meta:generator>
    <meta:document-statistic meta:object-count="30"/>
  </office:meta>
</office:document-meta>
</file>